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Table.ExtTable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Table.Ext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riteClassNameTest_Map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del.setTables( Map &lt; String , ? extends Table &gt; t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T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